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ingMap.removeJava2IANAMapping( String jav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Map.putJava2IANAMapping( String javaEncoding , String ian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Map.Encod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codingMap.getJava2IANAMapping( String jav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Map.putIANA2JavaMapping( String ianaEncoding , String jav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Map.getIANA2JavaMapping( String ian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Map.removeIANA2JavaMapping( String ian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